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971c" officeooo:paragraph-rsid="000897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sudhanshu we are practicing how the branching work in the git.</text:p>
      <text:p text:style-name="P1">Branch 1 end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05:42:15.764477100</meta:creation-date>
    <dc:date>2020-05-26T05:43:27.559538150</dc:date>
    <meta:editing-duration>PT1M16S</meta:editing-duration>
    <meta:editing-cycles>1</meta:editing-cycles>
    <meta:document-statistic meta:table-count="0" meta:image-count="0" meta:object-count="0" meta:page-count="1" meta:paragraph-count="2" meta:word-count="15" meta:character-count="80" meta:non-whitespace-character-count="67"/>
    <meta:generator>LibreOffice/6.0.7.3$Linux_X86_64 LibreOffice_project/00m0$Build-3</meta:generator>
  </office:meta>
</office:document-meta>
</file>